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d852b" officeooo:paragraph-rsid="000d852b"/>
    </style:style>
    <style:style style:name="P2" style:family="paragraph" style:parent-style-name="Text_20_body">
      <style:text-properties officeooo:paragraph-rsid="000d852b"/>
    </style:style>
    <style:style style:name="P3" style:family="paragraph" style:parent-style-name="Text_20_body">
      <style:text-properties officeooo:rsid="000e0e4e" officeooo:paragraph-rsid="000e0e4e"/>
    </style:style>
    <style:style style:name="P4" style:family="paragraph" style:parent-style-name="Text_20_body">
      <style:text-properties officeooo:rsid="000ff996" officeooo:paragraph-rsid="000ff996"/>
    </style:style>
    <style:style style:name="P5" style:family="paragraph" style:parent-style-name="Heading_20_2">
      <style:text-properties officeooo:rsid="000f46ba" officeooo:paragraph-rsid="000f46ba"/>
    </style:style>
    <style:style style:name="T1" style:family="text">
      <style:text-properties officeooo:rsid="000d852b"/>
    </style:style>
    <style:style style:name="T2" style:family="text">
      <style:text-properties officeooo:rsid="000e0e4e"/>
    </style:style>
    <style:style style:name="T3" style:family="text">
      <style:text-properties officeooo:rsid="000f46ba"/>
    </style:style>
    <style:style style:name="T4" style:family="text">
      <style:text-properties officeooo:rsid="000ff9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gorithm: Selection Sort</text:p>
      <text:p text:style-name="P1"/>
      <text:h text:style-name="Heading_20_2" text:outline-level="2">Foreword</text:h>
      <text:p text:style-name="P1">The selection sort algorithm has a time complexity of O(n2). Among the types of sorting algorithms, it is one of the simplest to implement, but is possibly the slowest.</text:p>
      <text:h text:style-name="P5" text:outline-level="2">Synopsis</text:h>
      <text:p text:style-name="P1">Given a function named “sort”, the function takes two arguments. The first argument is a pointer to some collection such as an array. The second argument, canonically named “n”, is the number of elements in the collection. The function consists of two loops, outer and inner. <text:span text:style-name="T2">The outer loop will iterate n-2 times. At each iteration of the outer loop the control will be passed to the inner loop. <text:s/>The inner loop shall iterate n-1 times, setting the value of the i-th to the smallest value found.</text:span></text:p>
      <text:h text:style-name="Heading_20_2" text:outline-level="2">Pseudo code</text:h>
      <text:p text:style-name="P3">sort(col, n):</text:p>
      <text:p text:style-name="P3">set i, j, <text:span text:style-name="T3">min, </text:span>temp</text:p>
      <text:p text:style-name="P3">for i = 0; i &lt; n-<text:span text:style-name="T3">1 </text:span>; i+=1</text:p>
      <text:p text:style-name="P3"><text:tab/><text:span text:style-name="T3">min = i</text:span></text:p>
      <text:p text:style-name="P3"><text:tab/><text:span text:style-name="T3">for j = i+1; <text:s/>j&lt;n; j+=1</text:span></text:p>
      <text:p text:style-name="P3"><text:tab/><text:tab/><text:span text:style-name="T3">if col[j] &lt; col[min]</text:span></text:p>
      <text:p text:style-name="P3"><text:tab/><text:tab/><text:span text:style-name="T4">min = j</text:span></text:p>
      <text:p text:style-name="P3"><text:tab/><text:span text:style-name="T4">temp = col[i]</text:span></text:p>
      <text:p text:style-name="P3"><text:tab/><text:span text:style-name="T4">col[i] = col[min]</text:span></text:p>
      <text:p text:style-name="P3"><text:tab/><text:span text:style-name="T4">col[min] = temp</text:span></text:p>
      <text:p text:style-name="P4">return col</text:p>
      <text:p text:style-name="P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knawg63 </meta:initial-creator>
    <meta:creation-date>2016-06-15T13:14:56.475803863</meta:creation-date>
    <dc:date>2016-06-15T14:20:42.421189925</dc:date>
    <dc:creator>darknawg63 </dc:creator>
    <meta:editing-duration>PT16M45S</meta:editing-duration>
    <meta:editing-cycles>2</meta:editing-cycles>
    <meta:generator>LibreOffice/5.0.6.2$Linux_X86_64 LibreOffice_project/00$Build-2</meta:generator>
    <meta:document-statistic meta:table-count="0" meta:image-count="0" meta:object-count="0" meta:page-count="1" meta:paragraph-count="17" meta:word-count="166" meta:character-count="894" meta:non-whitespace-character-count="734"/>
  </office:meta>
</office:document-meta>
</file>